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0000002F8B48F148529D92292.png" manifest:media-type="image/png"/>
  <manifest:file-entry manifest:full-path="Pictures/1000020100000349000003623FAE294E64714C74.png" manifest:media-type="image/png"/>
  <manifest:file-entry manifest:full-path="Pictures/10000201000001050000014BF86F4571264C949A.png" manifest:media-type="image/png"/>
  <manifest:file-entry manifest:full-path="Pictures/1000020100000323000001BCBFBCB3386C3BB4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333333" style:font-name="Liberation Serif" fo:font-size="13.5pt" fo:letter-spacing="normal" fo:font-style="normal" fo:font-weight="normal" officeooo:rsid="001ce56a" officeooo:paragraph-rsid="001ce56a" style:font-weight-asian="normal" style:font-weight-complex="normal"/>
    </style:style>
    <style:style style:name="P2" style:family="paragraph" style:parent-style-name="Text_20_body">
      <style:text-properties fo:font-variant="normal" fo:text-transform="none" fo:color="#333333" style:font-name="Liberation Serif" fo:font-size="13.5pt" fo:letter-spacing="normal" fo:font-style="normal" fo:font-weight="bold" officeooo:rsid="001ce56a" officeooo:paragraph-rsid="001ce56a" style:font-weight-asian="bold" style:font-weight-complex="bold"/>
    </style:style>
    <style:style style:name="P3" style:family="paragraph" style:parent-style-name="Standard">
      <style:text-properties style:font-name="Liberation Serif" fo:font-weight="normal" officeooo:rsid="001c65eb" officeooo:paragraph-rsid="001c65eb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1c9c4e" officeooo:paragraph-rsid="001c9c4e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ce56a" officeooo:paragraph-rsid="001ce56a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2016c9" officeooo:paragraph-rsid="002016c9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e4d3a" officeooo:paragraph-rsid="002016c9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2785ba" officeooo:paragraph-rsid="002785ba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28653a" officeooo:paragraph-rsid="0028653a" style:font-weight-asian="normal" style:font-weight-complex="normal"/>
    </style:style>
    <style:style style:name="P10" style:family="paragraph" style:parent-style-name="Standard">
      <style:text-properties style:font-name="Liberation Serif" officeooo:rsid="001c65eb" officeooo:paragraph-rsid="001c65eb"/>
    </style:style>
    <style:style style:name="P11" style:family="paragraph" style:parent-style-name="Standard">
      <style:text-properties style:font-name="Liberation Serif" officeooo:rsid="001c65eb" officeooo:paragraph-rsid="0028653a"/>
    </style:style>
    <style:style style:name="P12" style:family="paragraph" style:parent-style-name="Standard">
      <style:text-properties style:font-name="Liberation Serif" fo:font-weight="bold" officeooo:rsid="001c65eb" officeooo:paragraph-rsid="001c9c4e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1ce56a" officeooo:paragraph-rsid="001ce56a" style:font-weight-asian="bold" style:font-weight-complex="bold"/>
    </style:style>
    <style:style style:name="P14" style:family="paragraph" style:parent-style-name="Standard">
      <style:text-properties style:font-name="Liberation Serif" fo:font-weight="bold" officeooo:paragraph-rsid="0023c756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23c756" officeooo:paragraph-rsid="002b610c" style:font-weight-asian="bold" style:font-weight-complex="bold"/>
    </style:style>
    <style:style style:name="P16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normal" officeooo:rsid="0023c756" officeooo:paragraph-rsid="0023c756" style:font-weight-asian="normal" style:font-weight-complex="normal"/>
    </style:style>
    <style:style style:name="P17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normal" officeooo:rsid="0025bb9d" officeooo:paragraph-rsid="0025bb9d" style:font-weight-asian="normal" style:font-weight-complex="normal"/>
    </style:style>
    <style:style style:name="P18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normal" officeooo:rsid="002bcc66" officeooo:paragraph-rsid="002bcc66" style:font-weight-asian="normal" style:font-weight-complex="normal"/>
    </style:style>
    <style:style style:name="P19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bold" officeooo:rsid="0025bb9d" officeooo:paragraph-rsid="0025bb9d" style:font-weight-asian="bold" style:font-weight-complex="bold"/>
    </style:style>
    <style:style style:name="P20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bold" officeooo:rsid="002b610c" officeooo:paragraph-rsid="002b610c" style:font-weight-asian="bold" style:font-weight-complex="bold"/>
    </style:style>
    <style:style style:name="P21" style:family="paragraph" style:parent-style-name="Table_20_Contents">
      <style:text-properties style:font-name="Liberation Serif" officeooo:rsid="001ce56a" officeooo:paragraph-rsid="001ce56a"/>
    </style:style>
    <style:style style:name="P22" style:family="paragraph" style:parent-style-name="Table_20_Contents">
      <style:text-properties style:font-name="Liberation Serif" officeooo:rsid="001ce56a" officeooo:paragraph-rsid="001e4d3a"/>
    </style:style>
    <style:style style:name="P23" style:family="paragraph" style:parent-style-name="Table_20_Contents">
      <style:text-properties style:font-name="Liberation Serif" officeooo:rsid="001e4d3a" officeooo:paragraph-rsid="001e4d3a"/>
    </style:style>
    <style:style style:name="P24" style:family="paragraph" style:parent-style-name="Table_20_Contents">
      <style:text-properties style:font-name="Liberation Serif" officeooo:rsid="001e4d3a" officeooo:paragraph-rsid="002785ba"/>
    </style:style>
    <style:style style:name="P25" style:family="paragraph" style:parent-style-name="Table_20_Contents">
      <style:text-properties style:font-name="Liberation Serif" officeooo:rsid="002016c9" officeooo:paragraph-rsid="002016c9"/>
    </style:style>
    <style:style style:name="P26" style:family="paragraph" style:parent-style-name="Table_20_Contents">
      <style:text-properties style:font-name="Liberation Serif" officeooo:rsid="002785ba" officeooo:paragraph-rsid="002785ba"/>
    </style:style>
    <style:style style:name="P27" style:family="paragraph" style:parent-style-name="Table_20_Contents">
      <style:text-properties style:font-name="Liberation Serif" officeooo:rsid="0028653a" officeooo:paragraph-rsid="0028653a"/>
    </style:style>
    <style:style style:name="P28" style:family="paragraph" style:parent-style-name="Heading_20_2">
      <style:text-properties fo:font-variant="normal" fo:text-transform="none" fo:color="#333333" style:font-name="Liberation Serif" fo:font-size="13.5pt" fo:letter-spacing="normal" fo:font-style="normal" fo:font-weight="bold" officeooo:rsid="001ce56a" officeooo:paragraph-rsid="001ce56a" style:font-weight-asian="bold" style:font-weight-complex="bold"/>
    </style:style>
    <style:style style:name="P29" style:family="paragraph" style:parent-style-name="Standard">
      <style:text-properties style:font-name="Liberation Serif" fo:font-weight="bold" officeooo:rsid="001c65eb" officeooo:paragraph-rsid="0028653a" style:font-weight-asian="bold" style:font-weight-complex="bold"/>
    </style:style>
    <style:style style:name="P30" style:family="paragraph" style:parent-style-name="Standard">
      <style:text-properties style:font-name="Liberation Serif" fo:font-weight="bold" officeooo:rsid="001c65eb" officeooo:paragraph-rsid="001c9c4e" style:font-weight-asian="bold" style:font-weight-complex="bold"/>
    </style:style>
    <style:style style:name="P31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bold" officeooo:paragraph-rsid="0023c756" style:font-weight-asian="bold" style:font-weight-complex="bold"/>
    </style:style>
    <style:style style:name="P32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bold" officeooo:rsid="002d5d32" officeooo:paragraph-rsid="002d5d32" style:font-weight-asian="bold" style:font-weight-complex="bold"/>
    </style:style>
    <style:style style:name="P33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normal" officeooo:rsid="0025bb9d" officeooo:paragraph-rsid="0025bb9d" style:font-weight-asian="normal" style:font-weight-complex="normal"/>
    </style:style>
    <style:style style:name="P34" style:family="paragraph" style:parent-style-name="Standard">
      <style:text-properties fo:font-variant="normal" fo:text-transform="none" fo:color="#333333" style:font-name="Liberation Serif" fo:font-size="13.5pt" fo:letter-spacing="normal" fo:font-style="normal" fo:font-weight="normal" officeooo:rsid="002d5d32" officeooo:paragraph-rsid="002d5d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c4e" style:font-weight-asian="bold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1e4d3a"/>
    </style:style>
    <style:style style:name="T5" style:family="text">
      <style:text-properties officeooo:rsid="002116e2"/>
    </style:style>
    <style:style style:name="T6" style:family="text">
      <style:text-properties officeooo:rsid="0023c756"/>
    </style:style>
    <style:style style:name="T7" style:family="text">
      <style:text-properties fo:font-variant="normal" fo:text-transform="none" fo:color="#333333" fo:font-size="13.5pt" fo:letter-spacing="normal" fo:font-style="normal"/>
    </style:style>
    <style:style style:name="T8" style:family="text">
      <style:text-properties officeooo:rsid="0025bb9d"/>
    </style:style>
    <style:style style:name="T9" style:family="text">
      <style:text-properties style:font-name="Helvetica Neue" fo:font-size="11.25pt"/>
    </style:style>
    <style:style style:name="T10" style:family="text">
      <style:text-properties officeooo:rsid="002785ba"/>
    </style:style>
    <style:style style:name="T11" style:family="text">
      <style:text-properties officeooo:rsid="0028653a"/>
    </style:style>
    <style:style style:name="T12" style:family="text">
      <style:text-properties officeooo:rsid="0029640e"/>
    </style:style>
    <style:style style:name="T13" style:family="text">
      <style:text-properties officeooo:rsid="002bcc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Johdanto</text:span><text:line-break/><text:line-break/>Järjestelmän ideana on tarjota alusta lautapeli fanaatikoille lisätä omat suosikki pelinsä ja strategiansa nettisivulle, sekä <text:span text:style-name="T8">kommentoida muiden strategioita</text:span>. <text:span text:style-name="T13">Sivu vaatii kirjautumisen, jotta suurinta osaa sen ominaisuuksista voi käyttää. Jokaisella rekisteröityneellä käyttäjällä on ns. Adminin oikeudet poistamiseen ja muokkaamiseen. </text:span>Nettisivu on toteutettu PHP kielellä käyttäen PostgreSQL-tietokantaa laitoksen user-palvelimen alla. Ohjelmisto luonnollisesti vaatii <text:line-break/>tietyn tietokannan eikä toimi satunnaisella tietokannalla.<text:line-break/><text:line-break/><text:span text:style-name="T3">Yleiskuva</text:span><text:line-break/><text:line-break/><text:span text:style-name="T1">Käyttötapaus</text:span><text:span text:style-name="T2">k</text:span><text:span text:style-name="T1">aavio</text:span></text:p>
      <text:p text:style-name="P3"/>
      <text:p text:style-name="P29"><draw:frame draw:style-name="fr1" draw:name="Image1" text:anchor-type="paragraph" svg:width="13.346cm" svg:height="14.21cm" draw:z-index="2"><draw:image xlink:href="Pictures/1000020100000210000002F8B48F148529D92292.png" xlink:type="simple" xlink:show="embed" xlink:actuate="onLoad"/></draw:frame></text:p>
      <text:p text:style-name="P11"><text:span text:style-name="T1">Käyttäjäryhmät</text:span><text:line-break/><text:line-break/>Vierailija<text:line-break/>Kaikki ei kirjautuneet käyttäjät, jotka vierailevat sivulla. <text:span text:style-name="T11">Pystyvät vain näkemään sivun eivät muokkaamaan sitä.</text:span><text:line-break/><text:line-break/>Käyttäjä<text:line-break/>Kirjautun<text:span text:style-name="T11">eet käyttäjät pystyvät muokkaamaan ja poistamaan asioita sivulta.</text:span></text:p>
      <text:p text:style-name="P12"><text:soft-page-break/>Käyttötapauskuvaukset</text:p>
      <text:p text:style-name="P12"/>
      <text:p text:style-name="P9">Käyttäjän käyttötapaukset (itsestäänselviä):</text:p>
      <text:p text:style-name="P9">-Näe käyttäjäkohtaiset profiilisivut</text:p>
      <text:p text:style-name="P9">-Kommen strategiaa ja poistakommentteja strategian näyttö sivulta</text:p>
      <text:p text:style-name="P9">-Ulos kirjautuminen</text:p>
      <text:p text:style-name="P9">-Pystyy tuhoamaan, muokkaamaan ja luomaan strategioita ja pelejä</text:p>
      <text:p text:style-name="P4"/>
      <text:p text:style-name="P4">Vieraan käyttötapau<text:span text:style-name="T11">kset:</text:span></text:p>
      <text:p text:style-name="P9">-Selaa: Pystyy näkemään pelien ja strategioiden näyttösivut ja listaussivut</text:p>
      <text:p text:style-name="P4"><text:span text:style-name="T11">-</text:span>Kirjautuminen: kukatahansa voi kirjautua, <text:span text:style-name="T11">jos he tietävät käyttäjätunnuksen ja salasanan</text:span></text:p>
      <text:p text:style-name="P4">-Rekisteröidy: Rekisteröidy käyttäjäksi</text:p>
      <text:p text:style-name="P4"/>
      <text:p text:style-name="P4"/>
      <text:p text:style-name="P4"/>
      <text:p text:style-name="P13">Järjestelmän tietosisältö</text:p>
      <text:p text:style-name="P5"/>
      <text:p text:style-name="P5"><draw:frame draw:style-name="fr2" draw:name="Image2" text:anchor-type="paragraph" svg:x="2.309cm" svg:y="0.471cm" svg:width="11.007cm" svg:height="8.758cm" draw:z-index="0"><draw:image xlink:href="Pictures/10000201000001050000014BF86F4571264C949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Käyttäjä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Attribuutti</text:p>
          </table:table-cell>
          <table:table-cell table:style-name="Table2.A1" office:value-type="string">
            <text:p text:style-name="P21">Arvojoukko</text:p>
          </table:table-cell>
          <table:table-cell table:style-name="Table2.C1" office:value-type="string">
            <text:p text:style-name="P21">Kuvailu</text:p>
          </table:table-cell>
        </table:table-row>
        <table:table-row>
          <table:table-cell table:style-name="Table2.A2" office:value-type="string">
            <text:p text:style-name="P26">Käyttäjätunnus</text:p>
          </table:table-cell>
          <table:table-cell table:style-name="Table2.A2" office:value-type="string">
            <text:p text:style-name="P21">Merkkijono 3-<text:span text:style-name="T10">50</text:span> merkkiä</text:p>
          </table:table-cell>
          <table:table-cell table:style-name="Table2.C2" office:value-type="string">
            <text:p text:style-name="P21">Käyttäjän muille näkyvä kutsumanimi</text:p>
          </table:table-cell>
        </table:table-row>
        <table:table-row>
          <table:table-cell table:style-name="Table2.A2" office:value-type="string">
            <text:p text:style-name="P27">Salasana</text:p>
          </table:table-cell>
          <table:table-cell table:style-name="Table2.A2" office:value-type="string">
            <text:p text:style-name="P21">Merkkijono <text:span text:style-name="T10">0</text:span>–<text:span text:style-name="T10">50</text:span> merkkiä</text:p>
          </table:table-cell>
          <table:table-cell table:style-name="Table2.C2" office:value-type="string">
            <text:p text:style-name="P21">Käyttäjän sala<text:span text:style-name="T10">sa</text:span>na, joka ei näy muille</text:p>
          </table:table-cell>
        </table:table-row>
      </table:table>
      <text:p text:style-name="P5"/>
      <text:p text:style-name="P5"/>
      <text:p text:style-name="P5">Peli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At<text:span text:style-name="T4">t</text:span>ribuutti</text:p>
          </table:table-cell>
          <table:table-cell table:style-name="Table1.A1" office:value-type="string">
            <text:p text:style-name="P22">Arvojoukko</text:p>
          </table:table-cell>
          <table:table-cell table:style-name="Table1.C1" office:value-type="string">
            <text:p text:style-name="P22">Kuvailu</text:p>
          </table:table-cell>
        </table:table-row>
        <table:table-row>
          <table:table-cell table:style-name="Table1.A2" office:value-type="string">
            <text:p text:style-name="P23">Nimi</text:p>
          </table:table-cell>
          <table:table-cell table:style-name="Table1.A2" office:value-type="string">
            <text:p text:style-name="P23">Merkkijono <text:span text:style-name="T10">0</text:span>-<text:span text:style-name="T10">50 </text:span>merkkiä</text:p>
          </table:table-cell>
          <table:table-cell table:style-name="Table1.C2" office:value-type="string">
            <text:p text:style-name="P23">Pelin nimi</text:p>
          </table:table-cell>
        </table:table-row>
        <text:soft-page-break/>
        <table:table-row>
          <table:table-cell table:style-name="Table1.A2" office:value-type="string">
            <text:p text:style-name="P23">Julkaisuvuosi</text:p>
          </table:table-cell>
          <table:table-cell table:style-name="Table1.A2" office:value-type="string">
            <text:p text:style-name="P23">Vuosi(date) <text:span text:style-name="T10">8</text:span> merkkiä</text:p>
          </table:table-cell>
          <table:table-cell table:style-name="Table1.C2" office:value-type="string">
            <text:p text:style-name="P23">Pelin julkaisuvuosi <text:span text:style-name="T10">muodossa YYYY-MM-DD</text:span></text:p>
          </table:table-cell>
        </table:table-row>
        <table:table-row>
          <table:table-cell table:style-name="Table1.A2" office:value-type="string">
            <text:p text:style-name="P23">Julkaisija</text:p>
          </table:table-cell>
          <table:table-cell table:style-name="Table1.A2" office:value-type="string">
            <text:p text:style-name="P23">Merkkijono <text:span text:style-name="T10">0</text:span>-<text:span text:style-name="T10">50</text:span> merkkiä</text:p>
          </table:table-cell>
          <table:table-cell table:style-name="Table1.C2" office:value-type="string">
            <text:p text:style-name="P23">Pelin julkaisija</text:p>
          </table:table-cell>
        </table:table-row>
        <table:table-row>
          <table:table-cell table:style-name="Table1.A2" office:value-type="string">
            <text:p text:style-name="P26">Kuvaus</text:p>
          </table:table-cell>
          <table:table-cell table:style-name="Table1.A2" office:value-type="string">
            <text:p text:style-name="P23">Merkkijono <text:span text:style-name="T10">0-10000 merkkiä</text:span></text:p>
          </table:table-cell>
          <table:table-cell table:style-name="Table1.C2" office:value-type="string">
            <text:p text:style-name="P23"><text:span text:style-name="T10">K</text:span>uvaus pelistä</text:p>
          </table:table-cell>
        </table:table-row>
      </table:table>
      <text:p text:style-name="P5"/>
      <text:p text:style-name="P8">Viesti(Liitostaulu)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6">Atribuutti</text:p>
          </table:table-cell>
          <table:table-cell table:style-name="Table3.A1" office:value-type="string">
            <text:p text:style-name="P26">Arvojoukko</text:p>
          </table:table-cell>
          <table:table-cell table:style-name="Table3.C1" office:value-type="string">
            <text:p text:style-name="P26">Kuvailu</text:p>
          </table:table-cell>
        </table:table-row>
        <table:table-row>
          <table:table-cell table:style-name="Table3.A2" office:value-type="string">
            <text:p text:style-name="P26">Kuvaus</text:p>
          </table:table-cell>
          <table:table-cell table:style-name="Table3.A2" office:value-type="string">
            <text:p text:style-name="P24">Merkkijono <text:span text:style-name="T10">0-10000 merkkiä</text:span></text:p>
          </table:table-cell>
          <table:table-cell table:style-name="Table3.C2" office:value-type="string">
            <text:p text:style-name="P26">Viestin sisältö</text:p>
          </table:table-cell>
        </table:table-row>
      </table:table>
      <text:p text:style-name="P8"/>
      <text:p text:style-name="P6">Strategia<text:span text:style-name="T5">(Liitostaulu)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5">Atribuutti</text:p>
          </table:table-cell>
          <table:table-cell table:style-name="Table4.A1" office:value-type="string">
            <text:p text:style-name="P25">Arvojoukko</text:p>
          </table:table-cell>
          <table:table-cell table:style-name="Table4.C1" office:value-type="string">
            <text:p text:style-name="P25">Kuvailu</text:p>
          </table:table-cell>
        </table:table-row>
        <table:table-row>
          <table:table-cell table:style-name="Table4.A2" office:value-type="string">
            <text:p text:style-name="P25">Nimi</text:p>
          </table:table-cell>
          <table:table-cell table:style-name="Table4.A2" office:value-type="string">
            <text:p text:style-name="P25">Merkkijono <text:span text:style-name="T10">3-50</text:span> merkkiä</text:p>
          </table:table-cell>
          <table:table-cell table:style-name="Table4.C2" office:value-type="string">
            <text:p text:style-name="P25">Strategiaa kuvaileva nimi</text:p>
          </table:table-cell>
        </table:table-row>
        <table:table-row>
          <table:table-cell table:style-name="Table4.A2" office:value-type="string">
            <text:p text:style-name="P26">Kuvaus</text:p>
          </table:table-cell>
          <table:table-cell table:style-name="Table4.A2" office:value-type="string">
            <text:p text:style-name="P24">Merkkijono <text:span text:style-name="T10">0-10000 merkkiä</text:span></text:p>
          </table:table-cell>
          <table:table-cell table:style-name="Table4.C2" office:value-type="string">
            <text:p text:style-name="P26">Kuvaus <text:s/>strategiasta</text:p>
          </table:table-cell>
        </table:table-row>
      </table:table>
      <text:p text:style-name="P6"/>
      <text:p text:style-name="P7"/>
      <text:h text:style-name="P28" text:outline-level="2">Relaatiotietokantakaavio</text:h>
      <text:p text:style-name="P1"/>
      <text:p text:style-name="P2"><draw:frame draw:style-name="fr3" draw:name="Image3" text:anchor-type="paragraph" svg:width="17cm" svg:height="11.94cm" draw:z-index="1"><draw:image xlink:href="Pictures/1000020100000323000001BCBFBCB3386C3BB413.png" xlink:type="simple" xlink:show="embed" xlink:actuate="onLoad"/></draw:frame></text:p>
      <text:p text:style-name="P14"/>
      <text:p text:style-name="P14"/>
      <text:p text:style-name="P14"/>
      <text:p text:style-name="P14"><text:soft-page-break/><text:span text:style-name="T6">Käynnistys / </text:span><text:span text:style-name="T7">käyttöohje</text:span></text:p>
      <text:p text:style-name="P31"/>
      <text:p text:style-name="P16">Sovellus löytyy osoitteesta http://pesjoona.users.cs.helsinki.fi/pelit ja kirjautuminen onnistuu Kirjaudu sisään linkin kautta käyttäjätunnuksella example ja salasanalla example1. </text:p>
      <text:p text:style-name="P16"/>
      <text:p text:style-name="P19">Järjestelmän yleisrakenne</text:p>
      <text:p text:style-name="P17"/>
      <text:p text:style-name="P17"><text:span text:style-name="T9">Tietokantasovellusta tehdessä on noudatettu MVC-mallia. Kontrollerit, näkymät ja mallit</text:span><text:line-break/><text:span text:style-name="T9">sijaitsevat hakemistoissa controllers, views- ja models. Käytetyt apukirjastot on sijoitettu</text:span><text:line-break/><text:span text:style-name="T9">hakemistoon lib ja asetukset ovat tiedostossa settings.php.</text:span><text:line-break/><text:span text:style-name="T12">Hakemistosta lib löytyy base_controller ja base_model, jotka kaikki modelit ja controllerit toteuttavat. Databasen luomiseen, tuhoamiseen ja testi datan antamiseen löytyvät tiedostot löytyvät kansiosta sql. Reititys hoidetaan routes.php tiedostossa kansiossa config.</text:span></text:p>
      <text:p text:style-name="P17"/>
      <text:p text:style-name="P17"/>
      <text:p text:style-name="P32">Asennustiedot</text:p>
      <text:p text:style-name="P32"/>
      <text:p text:style-name="P34">Asenna sovellus kopiomalla sen tiedostot palvelimen nettii näkyvään hakemistoon. Alusta sen jälkeen database kansiois sql löytyvien komentojen avulla. create_tables.sql luo tietokantataulut, add_test_data.sql lisää testi dataa.</text:p>
      <text:p text:style-name="P34"/>
      <text:p text:style-name="P34"/>
      <text:p text:style-name="P20">Käyttäliittymä ja Järjestelmän komponentit</text:p>
      <text:p text:style-name="P18"/>
      <text:p text:style-name="P18">Kaavio seuraavalla sivulla</text:p>
      <text:p text:style-name="P15"><draw:frame draw:style-name="fr1" draw:name="Image4" text:anchor-type="paragraph" svg:width="20.999cm" svg:height="27.085cm" draw:z-index="3"><draw:image xlink:href="Pictures/1000020100000349000003623FAE294E64714C7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Menlo" svg:font-family="Menlo, Monaco, Consolas, 'Ubuntu Mono', 'DejaVu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5:53.830000000</meta:creation-date>
    <dc:date>2017-04-12T20:57:07.146000000</dc:date>
    <meta:editing-duration>PT35M30S</meta:editing-duration>
    <meta:editing-cycles>7</meta:editing-cycles>
    <meta:generator>LibreOffice/5.2.6.2$Windows_x86 LibreOffice_project/a3100ed2409ebf1c212f5048fbe377c281438fdc</meta:generator>
    <meta:document-statistic meta:table-count="4" meta:image-count="4" meta:object-count="0" meta:page-count="5" meta:paragraph-count="65" meta:word-count="326" meta:character-count="3023" meta:non-whitespace-character-count="2755"/>
  </office:meta>
</office:document-meta>
</file>